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order="thin solid #000000" style:vertical-align="automatic" fo:background-color="#FF0000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order="thin solid #000000" style:vertical-align="automatic" fo:background-color="#FFFFFF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fo:border="thin solid #000000" style:vertical-align="automatic" fo:background-color="#FFFF00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00B050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style:vertical-align="automatic" fo:background-color="#B7B7B7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00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0000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fo:border="thin solid #000000" fo:background-color="#FFFFFF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D9D9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o1" style:family="table-column">
      <style:table-column-properties fo:break-before="auto" style:column-width="24.5956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ágina1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Coisas a fazer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1">
          <table:table-cell office:value-type="string" table:style-name="ce19">
            <text:p>Médico</text:p>
          </table:table-cell>
          <table:table-cell table:style-name="ce20"/>
          <table:table-cell table:number-columns-repeated="16382" table:style-name="ce1"/>
        </table:table-row>
        <table:table-row table:style-name="ro1">
          <table:table-cell office:value-type="string" table:style-name="ce16">
            <text:p>Criar um vetor de String no String.xml e adicionar ao código de criar a tabela Especialidade</text:p>
          </table:table-cell>
          <table:table-cell office:value-type="string" table:style-name="ce21">
            <text:p>ok</text:p>
          </table:table-cell>
          <table:table-cell table:number-columns-repeated="4" table:style-name="ce18"/>
          <table:table-cell table:number-columns-repeated="16378" table:style-name="ce3"/>
        </table:table-row>
        <table:table-row table:style-name="ro1">
          <table:table-cell office:value-type="string" table:style-name="ce4">
            <text:p>Método <text:s/>- Popular spinner com especialidades</text:p>
          </table:table-cell>
          <table:table-cell office:value-type="string" table:style-name="ce17">
            <text:p>ok</text:p>
          </table:table-cell>
          <table:table-cell table:number-columns-repeated="4" table:style-name="ce17"/>
          <table:table-cell table:number-columns-repeated="16378" table:style-name="ce5"/>
        </table:table-row>
        <table:table-row table:style-name="ro1">
          <table:table-cell office:value-type="string" table:style-name="ce4">
            <text:p>Método - Cadastrar o Médico</text:p>
          </table:table-cell>
          <table:table-cell office:value-type="string" table:style-name="ce5">
            <text:p>ok</text:p>
          </table:table-cell>
          <table:table-cell table:number-columns-repeated="16382" table:style-name="ce5"/>
        </table:table-row>
        <table:table-row table:style-name="ro1">
          <table:table-cell office:value-type="string" table:style-name="ce4">
            <text:p>Método - Listar os médicos cadastrados</text:p>
          </table:table-cell>
          <table:table-cell office:value-type="string" table:style-name="ce5">
            <text:p>ok</text:p>
          </table:table-cell>
          <table:table-cell table:number-columns-repeated="16382" table:style-name="ce5"/>
        </table:table-row>
        <table:table-row table:style-name="ro1">
          <table:table-cell office:value-type="string" table:style-name="ce6">
            <text:p>AlertDialog - Cancelar Cadastro de médico</text:p>
          </table:table-cell>
          <table:table-cell office:value-type="string" table:style-name="ce7">
            <text:p>O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AlertDialog Perguntando ao usuário se ele deseja cadastrar um novo méd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O EditText Endereco quando possui um endereço muito grande ele fica subindo tapando o campo telef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Validar o campo endereç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Validar o campo nome</text:p>
          </table:table-cell>
          <table:table-cell office:value-type="string" table:style-name="ce1">
            <text:p>quas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Validar o campo telefo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Acessar dados utilizando a agenda pessoal do celular</text:p>
          </table:table-cell>
          <table:table-cell office:value-type="string" table:style-name="ce1">
            <text:p>ok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9">
            <text:p>Rece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Método <text:s/>- Editar Recei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Método - Excluir Recei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Método - Para inserir os medicamentos cadastrados na tab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Método - Para listar rece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No cadastro da receita ao selecionar uso continuo fixa a repetição todos os dias? Pensar um pouco ideia orientador.</text:p>
          </table:table-cell>
          <table:table-cell table:number-columns-repeated="16383" table:style-name="ce10"/>
        </table:table-row>
        <table:table-row table:style-name="ro1">
          <table:table-cell office:value-type="string" table:style-name="ce6">
            <text:p>AlertDialog - Confirmação de Cancelamento de cadastro de Receita</text:p>
          </table:table-cell>
          <table:table-cell office:value-type="string" table:style-name="ce7">
            <text:p>ok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alidar os campos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1">
            <text:p>Medicam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AlertDialog para perguntar ao usuário se deseja cadastrar novo medicam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AlertDialog perguntando se deseja cancelar o cadastro</text:p>
          </table:table-cell>
          <table:table-cell office:value-type="string" table:style-name="ce7">
            <text:p>ok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r um jeito de abrir a tela novamente quando o usuário selecionar no spinner as opções horário ou frequencia e continuar com os dados anteri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Corrigir a tela de posologia horário, centralizar os componentes e definir a altura linearLayout</text:p>
          </table:table-cell>
          <table:table-cell office:value-type="string" table:style-name="ce1">
            <text:p>ok</text:p>
          </table:table-cell>
          <table:table-cell table:number-columns-repeated="16382"/>
        </table:table-row>
        <table:table-row table:style-name="ro3">
          <table:table-cell office:value-type="string" table:style-name="ce12">
            <text:p>Marcar (toggle) o radiobutton anterior quando o usuário aperta o botão "Back" e um fragmento do tipo DiasEspecificos ou DiasIntervalos</text:p>
            <text:p><text:s/>- dá uma olhada no método onBackPress(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Clicar no radiobutton já selecionado e reabrir tela o fragmento salvo anteriormente.</text:p>
          </table:table-cell>
          <table:table-cell office:value-type="string" table:style-name="ce1">
            <text:p>ok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alidar o campos</text:p>
          </table:table-cell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3">
            <text:p>Compr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étodo - Listar todo os medicament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étodo - Criar Activity/fragment de Compra utilizando as informações do medicamento cadastrado.</text:p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4">
            <text:p>Alarm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étodo - Listar todos os alarme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étodo - Ao clicar sobre o alarme abrir Activity/Fragment Mostrando o detalhe do remédio mais os botões adiar, pausar....</text:p>
          </table:table-cell>
          <table:table-cell table:number-columns-repeated="16383"/>
        </table:table-row>
        <table:table-row table:style-name="ro1">
          <table:table-cell office:value-type="string" table:style-name="ce15">
            <text:p>Fazer os Layouts do Alarm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4">
            <text:p>Gerai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riar a Activity das Configurações</text:p>
          </table:table-cell>
          <table:table-cell table:number-columns-repeated="16383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Thales</dc:creator>
    <dc:date>2017-02-25T01:25:19Z</dc:date>
  </office:meta>
</office:document-meta>
</file>